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19.824cm"/>
    </style:style>
    <style:style style:name="co4" style:family="table-column">
      <style:table-column-properties fo:break-before="auto" style:column-width="9.0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DCX-PP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X-PP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DCX-PD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X-PD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EW2-PPW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EW2-PPL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EW2-PDW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EW2-PDL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DCX-PP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X-PP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DC3-PP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4-PP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DCX-PD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X-PD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DC3-PDW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DC4-PDL-G360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EW2-PPW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EW2-PPL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e-Prod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/>
          <table:table-cell office:value-type="string" calcext:value-type="string">
            <text:p>EW2-PDW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</table:table-row>
        <table:table-row table:style-name="ro1">
          <table:table-cell/>
          <table:table-cell office:value-type="string" calcext:value-type="string">
            <text:p>EW2-PDL-G36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Colo</text:p>
          </table:table-cell>
          <table:table-cell office:value-type="string" calcext:value-type="string">
            <text:p>Non-Pro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(?x) #Multiline</text:p>
            <text:p>(?:DCX-|DC3-|DC4-) # Match Colo</text:p>
            <text:p>(?:.[^D]W) # Match any env prefix that is not prod (d) and is windows</text:p>
          </table:table-cell>
          <table:table-cell office:value-type="string" calcext:value-type="string">
            <text:p>https://regex101.com/r/PNjOw4/1</text:p>
          </table:table-cell>
        </table:table-row>
        <table:table-row table:style-name="ro2">
          <table:table-cell/>
          <table:table-cell office:value-type="string" calcext:value-type="string">
            <text:p>Colo</text:p>
          </table:table-cell>
          <table:table-cell office:value-type="string" calcext:value-type="string">
            <text:p>Non-Pro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(?x) #Multiline</text:p>
            <text:p>(?:DCX-|DC3-|DC4-) # Match Colo</text:p>
            <text:p>(?:.[^D]L) # Match any env prefix that is not prod (d) and is linux</text:p>
          </table:table-cell>
          <table:table-cell office:value-type="string" calcext:value-type="string">
            <text:p>https://regex101.com/r/B42m8T/1</text:p>
          </table:table-cell>
        </table:table-row>
        <table:table-row table:style-name="ro2">
          <table:table-cell/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(?x) #Multiline</text:p>
            <text:p>(?:DCX-|DC3-|DC4-) # Match Colo</text:p>
            <text:p>(?:PDW) # Match any env prefix that is prod and windows</text:p>
          </table:table-cell>
          <table:table-cell office:value-type="string" calcext:value-type="string">
            <text:p>https://regex101.com/r/vHOz7h/1</text:p>
          </table:table-cell>
        </table:table-row>
        <table:table-row table:style-name="ro2">
          <table:table-cell/>
          <table:table-cell office:value-type="string" calcext:value-type="string">
            <text:p>Colo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(?x) #Multiline</text:p>
            <text:p>(?:DCX-|DC3-|DC4-) # Match Colo</text:p>
            <text:p>(?:PDL) # Match any env prefix that is prod and linux</text:p>
          </table:table-cell>
          <table:table-cell office:value-type="string" calcext:value-type="string">
            <text:p>https://regex101.com/r/cyPQMt/1</text:p>
          </table:table-cell>
        </table:table-row>
        <table:table-row table:style-name="ro2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Non-Pro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(?x) #Multiline</text:p>
            <text:p>(?:EC2-) # Match AWS</text:p>
            <text:p>(?:.[^D]W) # Match any env prefix that is not prod (d) and is windows</text:p>
          </table:table-cell>
          <table:table-cell office:value-type="string" calcext:value-type="string">
            <text:p>https://regex101.com/r/Pf6NVu/1</text:p>
          </table:table-cell>
        </table:table-row>
        <table:table-row table:style-name="ro2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Non-Pro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(?x) #Multiline</text:p>
            <text:p>(?:EC2-) # Match AWS</text:p>
            <text:p>(?:.[^D]L) # Match any env prefix that is not prod (d) and is Linux</text:p>
          </table:table-cell>
          <table:table-cell office:value-type="string" calcext:value-type="string">
            <text:p>https://regex101.com/r/J6eErf/1</text:p>
          </table:table-cell>
        </table:table-row>
        <table:table-row table:style-name="ro2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(?x) #Multiline</text:p>
            <text:p>(?:EC2-) # Match Colo</text:p>
            <text:p>(?:PDW) # Match any env prefix that is prod and windows</text:p>
          </table:table-cell>
          <table:table-cell office:value-type="string" calcext:value-type="string">
            <text:p>https://regex101.com/r/Z3feF5/1</text:p>
          </table:table-cell>
        </table:table-row>
        <table:table-row table:style-name="ro2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(?x) #Multiline</text:p>
            <text:p>(?:EC2-) # Match Colo</text:p>
            <text:p>(?:PDL) # Match any env prefix that is prod and Linux</text:p>
          </table:table-cell>
          <table:table-cell office:value-type="string" calcext:value-type="string">
            <text:p>https://regex101.com/r/Z3feF5/1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21:35:46.575905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1:35:48.919861530</meta:creation-date>
    <meta:editing-duration>PT6M53S</meta:editing-duration>
    <meta:editing-cycles>3</meta:editing-cycles>
    <meta:generator>LibreOffice/6.4.7.2$Linux_X86_64 LibreOffice_project/40$Build-2</meta:generator>
    <dc:date>2021-10-05T23:05:41.179175369</dc:date>
    <meta:document-statistic meta:table-count="2" meta:cell-count="120" meta:object-count="0"/>
  </office:meta>
</office:document-meta>
</file>